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24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1000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9" table:formula="of:=MAX([.C3:.C27])" office:value-type="float" office:value="0.788686" calcext:value-type="float">
            <text:p>0.7886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2-21" calcext:value-type="date">
            <text:p>21/02/18</text:p>
          </table:table-cell>
          <table:table-cell table:style-name="ce2"/>
          <table:table-cell table:style-name="ce10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/02/18</text:p>
          </table:table-cell>
          <table:table-cell table:style-name="ce2"/>
          <table:table-cell table:style-name="ce5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style-name="ce5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/02/18</text:p>
          </table:table-cell>
          <table:table-cell table:style-name="ce2"/>
          <table:table-cell table:style-name="ce5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style-name="ce5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5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 table:formula="of:=AVERAGE([.D19:.F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 table:formula="of:=AVERAGE([.D20:.F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 table:formula="of:=AVERAGE([.D21:.F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 table:style-name="ce10" table:formula="of:=AVERAGE([.D22:.F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 table:formula="of:=AVERAGE([.D23:.F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 table:formula="of:=AVERAGE([.D24:.F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 table:formula="of:=AVERAGE([.D25:.F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 table:formula="of:=AVERAGE([.D26:.F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formula="of:=AVERAGE([.D27:.F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office:value-type="float" office:value="0.735468" calcext:value-type="float">
            <text:p>0.735468</text:p>
          </table:table-cell>
          <table:table-cell table:formula="of:=AVERAGE([.D28:.F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5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92118" calcext:value-type="float">
            <text:p>0.792118</text:p>
          </table:table-cell>
          <table:table-cell table:style-name="ce11" table:formula="of:=AVERAGE([.D29:.F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6" office:value-type="float" office:value="0.793268" calcext:value-type="float">
            <text:p>0.793268</text:p>
          </table:table-cell>
          <table:table-cell table:formula="of:=AVERAGE([.D30:.F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89984" calcext:value-type="float">
            <text:p>0.789984</text:p>
          </table:table-cell>
          <table:table-cell table:formula="of:=AVERAGE([.D31:.F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282" calcext:value-type="float">
            <text:p>0.792282</text:p>
          </table:table-cell>
          <table:table-cell table:style-name="ce10" table:formula="of:=AVERAGE([.D32:.F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90476" calcext:value-type="float">
            <text:p>0.790476</text:p>
          </table:table-cell>
          <table:table-cell table:style-name="ce12" table:formula="of:=AVERAGE([.D33:.F33])" office:value-type="float" office:value="0.799704" calcext:value-type="float">
            <text:p>0.799704</text:p>
          </table:table-cell>
          <table:table-cell office:value-type="float" office:value="0.799704" calcext:value-type="float">
            <text:p>0.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85386" calcext:value-type="float">
            <text:p>0.785386</text:p>
          </table:table-cell>
          <table:table-cell table:style-name="ce11" table:formula="of:=AVERAGE([.D34:.F34])" office:value-type="float" office:value="0.794771" calcext:value-type="float">
            <text:p>0.794771</text:p>
          </table:table-cell>
          <table:table-cell office:value-type="float" office:value="0.794771" calcext:value-type="float">
            <text:p>0.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611" calcext:value-type="float">
            <text:p>0.792611</text:p>
          </table:table-cell>
          <table:table-cell table:style-name="ce10" table:formula="of:=AVERAGE([.D35:.F35])" office:value-type="float" office:value="0.789344" calcext:value-type="float">
            <text:p>0.789344</text:p>
          </table:table-cell>
          <table:table-cell office:value-type="float" office:value="0.789344" calcext:value-type="float">
            <text:p>0.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/03/18</text:p>
          </table:table-cell>
          <table:table-cell office:value-type="float" office:value="0.789491" calcext:value-type="float">
            <text:p>0.789491</text:p>
          </table:table-cell>
          <table:table-cell table:style-name="ce10" table:formula="of:=AVERAGE([.D38:.F38])" office:value-type="float" office:value="0.795922" calcext:value-type="float">
            <text:p>0.795922</text:p>
          </table:table-cell>
          <table:table-cell office:value-type="float" office:value="0.795922" calcext:value-type="float">
            <text:p>0.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67" calcext:value-type="float">
            <text:p>0.7867</text:p>
          </table:table-cell>
          <table:table-cell table:style-name="ce10" table:formula="of:=AVERAGE([.D39:.F39])" office:value-type="float" office:value="0.788357" calcext:value-type="float">
            <text:p>0.788357</text:p>
          </table:table-cell>
          <table:table-cell office:value-type="float" office:value="0.788357" calcext:value-type="float">
            <text:p>0.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1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8" office:value-type="float" office:value="0.792611" calcext:value-type="float">
            <text:p>0.792611</text:p>
          </table:table-cell>
          <table:table-cell table:style-name="ce10" table:formula="of:=AVERAGE([.D40:.F40])" office:value-type="float" office:value="0.792468" calcext:value-type="float">
            <text:p>0.792468</text:p>
          </table:table-cell>
          <table:table-cell office:value-type="float" office:value="0.792468" calcext:value-type="float">
            <text:p>0.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1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7931" calcext:value-type="float">
            <text:p>0.77931</text:p>
          </table:table-cell>
          <table:table-cell table:style-name="ce10" table:formula="of:=AVERAGE([.D41:.F41])" office:value-type="float" office:value="0.787699" calcext:value-type="float">
            <text:p>0.787699</text:p>
          </table:table-cell>
          <table:table-cell office:value-type="float" office:value="0.787699" calcext:value-type="float">
            <text:p>0.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1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0131" calcext:value-type="float">
            <text:p>0.780131</text:p>
          </table:table-cell>
          <table:table-cell table:style-name="ce10" table:formula="of:=AVERAGE([.D42:.F42])" office:value-type="float" office:value="0.791317" calcext:value-type="float">
            <text:p>0.791317</text:p>
          </table:table-cell>
          <table:table-cell office:value-type="float" office:value="0.791317" calcext:value-type="float">
            <text:p>0.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6" office:value-type="float" office:value="0.799343" calcext:value-type="float">
            <text:p>0.799343</text:p>
          </table:table-cell>
          <table:table-cell table:style-name="ce12" table:formula="of:=AVERAGE([.D43:.F43])" office:value-type="float" office:value="0.801348" calcext:value-type="float">
            <text:p>0.801348</text:p>
          </table:table-cell>
          <table:table-cell office:value-type="float" office:value="0.801348" calcext:value-type="float">
            <text:p>0.80134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office:value-type="string" calcext:value-type="string">
            <text:p>18-03-15-20-40-07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8342" calcext:value-type="float">
            <text:p>0.788342</text:p>
          </table:table-cell>
          <table:table-cell table:style-name="ce11" table:formula="of:=AVERAGE([.D44:.F44])" office:value-type="float" office:value="0.796744" calcext:value-type="float">
            <text:p>0.796744</text:p>
          </table:table-cell>
          <table:table-cell office:value-type="float" office:value="0.796744" calcext:value-type="float">
            <text:p>0.79674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Sigmoid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office:value-type="string" calcext:value-type="string">
            <text:p>18-03-15-20-41-37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office:value-type="float" office:value="0.789819" calcext:value-type="float">
            <text:p>0.789819</text:p>
          </table:table-cell>
          <table:table-cell table:style-name="ce10" table:formula="of:=AVERAGE([.D45:.F45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Relu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/03/18</text:p>
          </table:table-cell>
          <table:table-cell table:style-name="ce8" office:value-type="float" office:value="0.794417" calcext:value-type="float">
            <text:p>0.794417</text:p>
          </table:table-cell>
          <table:table-cell table:style-name="ce11" table:formula="of:=AVERAGE([.D46:.F46])" office:value-type="float" office:value="0.797073" calcext:value-type="float">
            <text:p>0.797073</text:p>
          </table:table-cell>
          <table:table-cell office:value-type="float" office:value="0.797073" calcext:value-type="float">
            <text:p>0.79707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Sigmoid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office:value-type="string" calcext:value-type="string">
            <text:p>18-03-15-20-43-11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14" calcext:value-type="date">
            <text:p>14/03/18</text:p>
          </table:table-cell>
          <table:table-cell office:value-type="float" office:value="0.787192" calcext:value-type="float">
            <text:p>0.787192</text:p>
          </table:table-cell>
          <table:table-cell table:formula="of:=AVERAGE([.D47:.F47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5" office:value-type="string" calcext:value-type="string">
            <text:p>TanH</text:p>
          </table:table-cell>
          <table:table-cell table:style-name="ce15" office:value-type="string" calcext:value-type="string">
            <text:p>Relu</text:p>
          </table:table-cell>
          <table:table-cell table:style-name="ce15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5-51-0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4" calcext:value-type="date">
            <text:p>14/03/18</text:p>
          </table:table-cell>
          <table:table-cell office:value-type="float" office:value="0.737767" calcext:value-type="float">
            <text:p>0.737767</text:p>
          </table:table-cell>
          <table:table-cell table:formula="of:=AVERAGE([.D48:.F48])" office:value-type="float" office:value="0.737379" calcext:value-type="float">
            <text:p>0.737379</text:p>
          </table:table-cell>
          <table:table-cell office:value-type="float" office:value="0.737379" calcext:value-type="float">
            <text:p>0.73737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1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6-01-4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5" calcext:value-type="date">
            <text:p>15/03/18</text:p>
          </table:table-cell>
          <table:table-cell table:number-columns-repeated="5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style-name="ce15" office:value-type="string" calcext:value-type="string">
            <text:p>110;110;110;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13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90;90;90;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51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Default"/>
          <table:table-cell table:number-columns-repeated="100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20:29:02.4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20:54:05.258000000</dc:date>
    <meta:editing-duration>P1DT1H34M6S</meta:editing-duration>
    <meta:editing-cycles>227</meta:editing-cycles>
    <meta:generator>LibreOffice/4.3.7.2$Windows_x86 LibreOffice_project/8a35821d8636a03b8bf4e15b48f59794652c68ba</meta:generator>
    <meta:document-statistic meta:table-count="1" meta:cell-count="884" meta:object-count="0"/>
  </office:meta>
</office:document-meta>
</file>